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2e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5" calcext:value-type="float">
            <text:p>11495</text:p>
          </table:table-cell>
          <table:table-cell office:value-type="float" office:value="24631" calcext:value-type="float">
            <text:p>24631</text:p>
          </table:table-cell>
          <table:table-cell table:formula="of:=AVERAGE([.B2:.B2])" office:value-type="float" office:value="11495" calcext:value-type="float">
            <text:p>11.495</text:p>
          </table:table-cell>
          <table:table-cell table:formula="of:=AVERAGE([.C2:.C2])" office:value-type="float" office:value="24631" calcext:value-type="float">
            <text:p>24.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240" calcext:value-type="float">
            <text:p>934240</text:p>
          </table:table-cell>
          <table:table-cell office:value-type="float" office:value="13542" calcext:value-type="float">
            <text:p>13542</text:p>
          </table:table-cell>
          <table:table-cell table:formula="of:=AVERAGE([.B2:.B3])" office:value-type="float" office:value="472867.5" calcext:value-type="float">
            <text:p>472.868</text:p>
          </table:table-cell>
          <table:table-cell table:formula="of:=AVERAGE([.C2:.C3])" office:value-type="float" office:value="19086.5" calcext:value-type="float">
            <text:p>19.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4" calcext:value-type="float">
            <text:p>4964</text:p>
          </table:table-cell>
          <table:table-cell office:value-type="float" office:value="16760" calcext:value-type="float">
            <text:p>16760</text:p>
          </table:table-cell>
          <table:table-cell table:formula="of:=AVERAGE([.B2:.B4])" office:value-type="float" office:value="316899.666666667" calcext:value-type="float">
            <text:p>316.900</text:p>
          </table:table-cell>
          <table:table-cell table:formula="of:=AVERAGE([.C2:.C4])" office:value-type="float" office:value="18311" calcext:value-type="float">
            <text:p>18.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48" calcext:value-type="float">
            <text:p>11348</text:p>
          </table:table-cell>
          <table:table-cell office:value-type="float" office:value="12803" calcext:value-type="float">
            <text:p>12803</text:p>
          </table:table-cell>
          <table:table-cell table:formula="of:=AVERAGE([.B2:.B5])" office:value-type="float" office:value="240511.75" calcext:value-type="float">
            <text:p>240.512</text:p>
          </table:table-cell>
          <table:table-cell table:formula="of:=AVERAGE([.C2:.C5])" office:value-type="float" office:value="16934" calcext:value-type="float">
            <text:p>16.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4" calcext:value-type="float">
            <text:p>4934</text:p>
          </table:table-cell>
          <table:table-cell office:value-type="float" office:value="7438" calcext:value-type="float">
            <text:p>7438</text:p>
          </table:table-cell>
          <table:table-cell table:formula="of:=AVERAGE([.B2:.B6])" office:value-type="float" office:value="193396.2" calcext:value-type="float">
            <text:p>193.396</text:p>
          </table:table-cell>
          <table:table-cell table:formula="of:=AVERAGE([.C2:.C6])" office:value-type="float" office:value="15034.8" calcext:value-type="float">
            <text:p>15.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9287" calcext:value-type="float">
            <text:p>909287</text:p>
          </table:table-cell>
          <table:table-cell office:value-type="float" office:value="10751" calcext:value-type="float">
            <text:p>10751</text:p>
          </table:table-cell>
          <table:table-cell table:formula="of:=AVERAGE([.B2:.B7])" office:value-type="float" office:value="312711.333333333" calcext:value-type="float">
            <text:p>312.711</text:p>
          </table:table-cell>
          <table:table-cell table:formula="of:=AVERAGE([.C2:.C7])" office:value-type="float" office:value="14320.8333333333" calcext:value-type="float">
            <text:p>14.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1100" calcext:value-type="float">
            <text:p>901100</text:p>
          </table:table-cell>
          <table:table-cell office:value-type="float" office:value="8740" calcext:value-type="float">
            <text:p>8740</text:p>
          </table:table-cell>
          <table:table-cell table:formula="of:=AVERAGE([.B2:.B8])" office:value-type="float" office:value="396766.857142857" calcext:value-type="float">
            <text:p>396.767</text:p>
          </table:table-cell>
          <table:table-cell table:formula="of:=AVERAGE([.C2:.C8])" office:value-type="float" office:value="13523.5714285714" calcext:value-type="float">
            <text:p>13.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65" calcext:value-type="float">
            <text:p>4265</text:p>
          </table:table-cell>
          <table:table-cell office:value-type="float" office:value="6265" calcext:value-type="float">
            <text:p>6265</text:p>
          </table:table-cell>
          <table:table-cell table:formula="of:=AVERAGE([.B2:.B9])" office:value-type="float" office:value="347704.125" calcext:value-type="float">
            <text:p>347.704</text:p>
          </table:table-cell>
          <table:table-cell table:formula="of:=AVERAGE([.C2:.C9])" office:value-type="float" office:value="12616.25" calcext:value-type="float">
            <text:p>12.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17" calcext:value-type="float">
            <text:p>3017</text:p>
          </table:table-cell>
          <table:table-cell office:value-type="float" office:value="4993" calcext:value-type="float">
            <text:p>4993</text:p>
          </table:table-cell>
          <table:table-cell table:formula="of:=AVERAGE([.B2:.B10])" office:value-type="float" office:value="309405.555555556" calcext:value-type="float">
            <text:p>309.406</text:p>
          </table:table-cell>
          <table:table-cell table:formula="of:=AVERAGE([.C2:.C10])" office:value-type="float" office:value="11769.2222222222" calcext:value-type="float">
            <text:p>11.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2610" calcext:value-type="float">
            <text:p>642610</text:p>
          </table:table-cell>
          <table:table-cell office:value-type="float" office:value="8056" calcext:value-type="float">
            <text:p>8056</text:p>
          </table:table-cell>
          <table:table-cell table:formula="of:=AVERAGE([.B2:.B11])" office:value-type="float" office:value="342726" calcext:value-type="float">
            <text:p>342.726</text:p>
          </table:table-cell>
          <table:table-cell table:formula="of:=AVERAGE([.C2:.C11])" office:value-type="float" office:value="11397.9" calcext:value-type="float">
            <text:p>11.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6" calcext:value-type="float">
            <text:p>2886</text:p>
          </table:table-cell>
          <table:table-cell office:value-type="float" office:value="10522" calcext:value-type="float">
            <text:p>10522</text:p>
          </table:table-cell>
          <table:table-cell table:formula="of:=AVERAGE([.B2:.B12])" office:value-type="float" office:value="311831.454545455" calcext:value-type="float">
            <text:p>311.831</text:p>
          </table:table-cell>
          <table:table-cell table:formula="of:=AVERAGE([.C2:.C12])" office:value-type="float" office:value="11318.2727272727" calcext:value-type="float">
            <text:p>11.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420</text:p>
          </table:table-cell>
          <table:table-cell office:value-type="float" office:value="10406" calcext:value-type="float">
            <text:p>10406</text:p>
          </table:table-cell>
          <table:table-cell table:formula="of:=AVERAGE([.B2:.B13])" office:value-type="float" office:value="286130.5" calcext:value-type="float">
            <text:p>286.131</text:p>
          </table:table-cell>
          <table:table-cell table:formula="of:=AVERAGE([.C2:.C13])" office:value-type="float" office:value="11242.25" calcext:value-type="float">
            <text:p>11.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7054" calcext:value-type="float">
            <text:p>907054</text:p>
          </table:table-cell>
          <table:table-cell office:value-type="float" office:value="14930" calcext:value-type="float">
            <text:p>14930</text:p>
          </table:table-cell>
          <table:table-cell table:formula="of:=AVERAGE([.B2:.B14])" office:value-type="float" office:value="333893.846153846" calcext:value-type="float">
            <text:p>333.894</text:p>
          </table:table-cell>
          <table:table-cell table:formula="of:=AVERAGE([.C2:.C14])" office:value-type="float" office:value="11525.9230769231" calcext:value-type="float">
            <text:p>11.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0630" calcext:value-type="float">
            <text:p>910630</text:p>
          </table:table-cell>
          <table:table-cell office:value-type="float" office:value="6355" calcext:value-type="float">
            <text:p>6355</text:p>
          </table:table-cell>
          <table:table-cell table:formula="of:=AVERAGE([.B2:.B15])" office:value-type="float" office:value="375089.285714286" calcext:value-type="float">
            <text:p>375.089</text:p>
          </table:table-cell>
          <table:table-cell table:formula="of:=AVERAGE([.C2:.C15])" office:value-type="float" office:value="11156.5714285714" calcext:value-type="float">
            <text:p>11.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5" calcext:value-type="float">
            <text:p>3345</text:p>
          </table:table-cell>
          <table:table-cell office:value-type="float" office:value="10684" calcext:value-type="float">
            <text:p>10684</text:p>
          </table:table-cell>
          <table:table-cell table:formula="of:=AVERAGE([.B2:.B16])" office:value-type="float" office:value="350306.333333333" calcext:value-type="float">
            <text:p>350.306</text:p>
          </table:table-cell>
          <table:table-cell table:formula="of:=AVERAGE([.C2:.C16])" office:value-type="float" office:value="11125.0666666667" calcext:value-type="float">
            <text:p>11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12" calcext:value-type="float">
            <text:p>3412</text:p>
          </table:table-cell>
          <table:table-cell office:value-type="float" office:value="9070" calcext:value-type="float">
            <text:p>9070</text:p>
          </table:table-cell>
          <table:table-cell table:formula="of:=AVERAGE([.B2:.B17])" office:value-type="float" office:value="328625.4375" calcext:value-type="float">
            <text:p>328.625</text:p>
          </table:table-cell>
          <table:table-cell table:formula="of:=AVERAGE([.C2:.C17])" office:value-type="float" office:value="10996.625" calcext:value-type="float">
            <text:p>10.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6" calcext:value-type="float">
            <text:p>2826</text:p>
          </table:table-cell>
          <table:table-cell office:value-type="float" office:value="6696" calcext:value-type="float">
            <text:p>6696</text:p>
          </table:table-cell>
          <table:table-cell table:formula="of:=AVERAGE([.B2:.B18])" office:value-type="float" office:value="309460.764705882" calcext:value-type="float">
            <text:p>309.461</text:p>
          </table:table-cell>
          <table:table-cell table:formula="of:=AVERAGE([.C2:.C18])" office:value-type="float" office:value="10743.6470588235" calcext:value-type="float">
            <text:p>10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68" calcext:value-type="float">
            <text:p>9368</text:p>
          </table:table-cell>
          <table:table-cell office:value-type="float" office:value="10746" calcext:value-type="float">
            <text:p>10746</text:p>
          </table:table-cell>
          <table:table-cell table:formula="of:=AVERAGE([.B2:.B19])" office:value-type="float" office:value="292788.944444444" calcext:value-type="float">
            <text:p>292.789</text:p>
          </table:table-cell>
          <table:table-cell table:formula="of:=AVERAGE([.C2:.C19])" office:value-type="float" office:value="10743.7777777778" calcext:value-type="float">
            <text:p>10.7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95" calcext:value-type="float">
            <text:p>3395</text:p>
          </table:table-cell>
          <table:table-cell office:value-type="float" office:value="10806" calcext:value-type="float">
            <text:p>10806</text:p>
          </table:table-cell>
          <table:table-cell table:formula="of:=AVERAGE([.B2:.B20])" office:value-type="float" office:value="277557.684210526" calcext:value-type="float">
            <text:p>277.558</text:p>
          </table:table-cell>
          <table:table-cell table:formula="of:=AVERAGE([.C2:.C20])" office:value-type="float" office:value="10747.0526315789" calcext:value-type="float">
            <text:p>10.7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7702" calcext:value-type="float">
            <text:p>907702</text:p>
          </table:table-cell>
          <table:table-cell office:value-type="float" office:value="11931" calcext:value-type="float">
            <text:p>11931</text:p>
          </table:table-cell>
          <table:table-cell table:formula="of:=AVERAGE([.B2:.B21])" office:value-type="float" office:value="309064.9" calcext:value-type="float">
            <text:p>309.065</text:p>
          </table:table-cell>
          <table:table-cell table:formula="of:=AVERAGE([.C2:.C21])" office:value-type="float" office:value="10806.25" calcext:value-type="float">
            <text:p>10.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7249" calcext:value-type="float">
            <text:p>907249</text:p>
          </table:table-cell>
          <table:table-cell office:value-type="float" office:value="4258" calcext:value-type="float">
            <text:p>4258</text:p>
          </table:table-cell>
          <table:table-cell table:formula="of:=AVERAGE([.B2:.B22])" office:value-type="float" office:value="337549.857142857" calcext:value-type="float">
            <text:p>337.550</text:p>
          </table:table-cell>
          <table:table-cell table:formula="of:=AVERAGE([.C2:.C22])" office:value-type="float" office:value="10494.4285714286" calcext:value-type="float">
            <text:p>10.4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9868" calcext:value-type="float">
            <text:p>899868</text:p>
          </table:table-cell>
          <table:table-cell office:value-type="float" office:value="10597" calcext:value-type="float">
            <text:p>10597</text:p>
          </table:table-cell>
          <table:table-cell table:formula="of:=AVERAGE([.B2:.B23])" office:value-type="float" office:value="363109.772727273" calcext:value-type="float">
            <text:p>363.110</text:p>
          </table:table-cell>
          <table:table-cell table:formula="of:=AVERAGE([.C2:.C23])" office:value-type="float" office:value="10499.0909090909" calcext:value-type="float">
            <text:p>10.4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1461" calcext:value-type="float">
            <text:p>911461</text:p>
          </table:table-cell>
          <table:table-cell office:value-type="float" office:value="10169" calcext:value-type="float">
            <text:p>10169</text:p>
          </table:table-cell>
          <table:table-cell table:formula="of:=AVERAGE([.B2:.B24])" office:value-type="float" office:value="386951.130434783" calcext:value-type="float">
            <text:p>386.951</text:p>
          </table:table-cell>
          <table:table-cell table:formula="of:=AVERAGE([.C2:.C24])" office:value-type="float" office:value="10484.7391304348" calcext:value-type="float">
            <text:p>10.4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73" calcext:value-type="float">
            <text:p>3173</text:p>
          </table:table-cell>
          <table:table-cell office:value-type="float" office:value="10042" calcext:value-type="float">
            <text:p>10042</text:p>
          </table:table-cell>
          <table:table-cell table:formula="of:=AVERAGE([.B2:.B25])" office:value-type="float" office:value="370960.375" calcext:value-type="float">
            <text:p>370.960</text:p>
          </table:table-cell>
          <table:table-cell table:formula="of:=AVERAGE([.C2:.C25])" office:value-type="float" office:value="10466.2916666667" calcext:value-type="float">
            <text:p>10.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" calcext:value-type="float">
            <text:p>4221</text:p>
          </table:table-cell>
          <table:table-cell office:value-type="float" office:value="13771" calcext:value-type="float">
            <text:p>13771</text:p>
          </table:table-cell>
          <table:table-cell table:formula="of:=AVERAGE([.B2:.B26])" office:value-type="float" office:value="356290.8" calcext:value-type="float">
            <text:p>356.291</text:p>
          </table:table-cell>
          <table:table-cell table:formula="of:=AVERAGE([.C2:.C26])" office:value-type="float" office:value="10598.48" calcext:value-type="float">
            <text:p>10.5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68" calcext:value-type="float">
            <text:p>4968</text:p>
          </table:table-cell>
          <table:table-cell office:value-type="float" office:value="15063" calcext:value-type="float">
            <text:p>15063</text:p>
          </table:table-cell>
          <table:table-cell table:formula="of:=AVERAGE([.B2:.B27])" office:value-type="float" office:value="342778.384615385" calcext:value-type="float">
            <text:p>342.778</text:p>
          </table:table-cell>
          <table:table-cell table:formula="of:=AVERAGE([.C2:.C27])" office:value-type="float" office:value="10770.1923076923" calcext:value-type="float">
            <text:p>10.7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2023" calcext:value-type="float">
            <text:p>932023</text:p>
          </table:table-cell>
          <table:table-cell office:value-type="float" office:value="19771" calcext:value-type="float">
            <text:p>19771</text:p>
          </table:table-cell>
          <table:table-cell table:formula="of:=AVERAGE([.B2:.B28])" office:value-type="float" office:value="364602.259259259" calcext:value-type="float">
            <text:p>364.602</text:p>
          </table:table-cell>
          <table:table-cell table:formula="of:=AVERAGE([.C2:.C28])" office:value-type="float" office:value="11103.5555555556" calcext:value-type="float">
            <text:p>11.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5292" calcext:value-type="float">
            <text:p>905292</text:p>
          </table:table-cell>
          <table:table-cell office:value-type="float" office:value="10509" calcext:value-type="float">
            <text:p>10509</text:p>
          </table:table-cell>
          <table:table-cell table:formula="of:=AVERAGE([.B2:.B29])" office:value-type="float" office:value="383912.607142857" calcext:value-type="float">
            <text:p>383.913</text:p>
          </table:table-cell>
          <table:table-cell table:formula="of:=AVERAGE([.C2:.C29])" office:value-type="float" office:value="11082.3214285714" calcext:value-type="float">
            <text:p>11.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76" calcext:value-type="float">
            <text:p>5476</text:p>
          </table:table-cell>
          <table:table-cell office:value-type="float" office:value="17899" calcext:value-type="float">
            <text:p>17899</text:p>
          </table:table-cell>
          <table:table-cell table:formula="of:=AVERAGE([.B2:.B30])" office:value-type="float" office:value="370863.068965517" calcext:value-type="float">
            <text:p>370.863</text:p>
          </table:table-cell>
          <table:table-cell table:formula="of:=AVERAGE([.C2:.C30])" office:value-type="float" office:value="11317.3793103448" calcext:value-type="float">
            <text:p>11.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45" calcext:value-type="float">
            <text:p>8045</text:p>
          </table:table-cell>
          <table:table-cell office:value-type="float" office:value="8053" calcext:value-type="float">
            <text:p>8053</text:p>
          </table:table-cell>
          <table:table-cell table:formula="of:=AVERAGE([.B2:.B31])" office:value-type="float" office:value="358769.133333333" calcext:value-type="float">
            <text:p>358.769</text:p>
          </table:table-cell>
          <table:table-cell table:formula="of:=AVERAGE([.C2:.C31])" office:value-type="float" office:value="11208.5666666667" calcext:value-type="float">
            <text:p>11.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6974" calcext:value-type="float">
            <text:p>906974</text:p>
          </table:table-cell>
          <table:table-cell office:value-type="float" office:value="7977" calcext:value-type="float">
            <text:p>7977</text:p>
          </table:table-cell>
          <table:table-cell table:formula="of:=AVERAGE([.B2:.B32])" office:value-type="float" office:value="376453.161290323" calcext:value-type="float">
            <text:p>376.453</text:p>
          </table:table-cell>
          <table:table-cell table:formula="of:=AVERAGE([.C2:.C32])" office:value-type="float" office:value="11104.3225806452" calcext:value-type="float">
            <text:p>11.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5036" calcext:value-type="float">
            <text:p>905036</text:p>
          </table:table-cell>
          <table:table-cell office:value-type="float" office:value="11770" calcext:value-type="float">
            <text:p>11770</text:p>
          </table:table-cell>
          <table:table-cell table:formula="of:=AVERAGE([.B2:.B33])" office:value-type="float" office:value="392971.375" calcext:value-type="float">
            <text:p>392.971</text:p>
          </table:table-cell>
          <table:table-cell table:formula="of:=AVERAGE([.C2:.C33])" office:value-type="float" office:value="11125.125" calcext:value-type="float">
            <text:p>11.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3" calcext:value-type="float">
            <text:p>4293</text:p>
          </table:table-cell>
          <table:table-cell office:value-type="float" office:value="7859" calcext:value-type="float">
            <text:p>7859</text:p>
          </table:table-cell>
          <table:table-cell table:formula="of:=AVERAGE([.B2:.B34])" office:value-type="float" office:value="381193.242424242" calcext:value-type="float">
            <text:p>381.193</text:p>
          </table:table-cell>
          <table:table-cell table:formula="of:=AVERAGE([.C2:.C34])" office:value-type="float" office:value="11026.1515151515" calcext:value-type="float">
            <text:p>11.0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5388" calcext:value-type="float">
            <text:p>905388</text:p>
          </table:table-cell>
          <table:table-cell office:value-type="float" office:value="6178" calcext:value-type="float">
            <text:p>6178</text:p>
          </table:table-cell>
          <table:table-cell table:formula="of:=AVERAGE([.B2:.B35])" office:value-type="float" office:value="396610.735294118" calcext:value-type="float">
            <text:p>396.611</text:p>
          </table:table-cell>
          <table:table-cell table:formula="of:=AVERAGE([.C2:.C35])" office:value-type="float" office:value="10883.5588235294" calcext:value-type="float">
            <text:p>10.8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5492" calcext:value-type="float">
            <text:p>525492</text:p>
          </table:table-cell>
          <table:table-cell office:value-type="float" office:value="8945" calcext:value-type="float">
            <text:p>8945</text:p>
          </table:table-cell>
          <table:table-cell table:formula="of:=AVERAGE([.B2:.B36])" office:value-type="float" office:value="400293.057142857" calcext:value-type="float">
            <text:p>400.293</text:p>
          </table:table-cell>
          <table:table-cell table:formula="of:=AVERAGE([.C2:.C36])" office:value-type="float" office:value="10828.1714285714" calcext:value-type="float">
            <text:p>10.8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3283" calcext:value-type="float">
            <text:p>903283</text:p>
          </table:table-cell>
          <table:table-cell office:value-type="float" office:value="8119" calcext:value-type="float">
            <text:p>8119</text:p>
          </table:table-cell>
          <table:table-cell table:formula="of:=AVERAGE([.B2:.B37])" office:value-type="float" office:value="414265" calcext:value-type="float">
            <text:p>414.265</text:p>
          </table:table-cell>
          <table:table-cell table:formula="of:=AVERAGE([.C2:.C37])" office:value-type="float" office:value="10752.9166666667" calcext:value-type="float">
            <text:p>10.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2821" calcext:value-type="float">
            <text:p>902821</text:p>
          </table:table-cell>
          <table:table-cell office:value-type="float" office:value="9711" calcext:value-type="float">
            <text:p>9711</text:p>
          </table:table-cell>
          <table:table-cell table:formula="of:=AVERAGE([.B2:.B38])" office:value-type="float" office:value="427469.216216216" calcext:value-type="float">
            <text:p>427.469</text:p>
          </table:table-cell>
          <table:table-cell table:formula="of:=AVERAGE([.C2:.C38])" office:value-type="float" office:value="10724.7567567568" calcext:value-type="float">
            <text:p>10.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18" calcext:value-type="float">
            <text:p>7118</text:p>
          </table:table-cell>
          <table:table-cell office:value-type="float" office:value="12931" calcext:value-type="float">
            <text:p>12931</text:p>
          </table:table-cell>
          <table:table-cell table:formula="of:=AVERAGE([.B2:.B39])" office:value-type="float" office:value="416407.342105263" calcext:value-type="float">
            <text:p>416.407</text:p>
          </table:table-cell>
          <table:table-cell table:formula="of:=AVERAGE([.C2:.C39])" office:value-type="float" office:value="10782.8157894737" calcext:value-type="float">
            <text:p>10.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6468" calcext:value-type="float">
            <text:p>906468</text:p>
          </table:table-cell>
          <table:table-cell office:value-type="float" office:value="8636" calcext:value-type="float">
            <text:p>8636</text:p>
          </table:table-cell>
          <table:table-cell table:formula="of:=AVERAGE([.B2:.B40])" office:value-type="float" office:value="428973" calcext:value-type="float">
            <text:p>428.973</text:p>
          </table:table-cell>
          <table:table-cell table:formula="of:=AVERAGE([.C2:.C40])" office:value-type="float" office:value="10727.7692307692" calcext:value-type="float">
            <text:p>10.7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65" calcext:value-type="float">
            <text:p>3865</text:p>
          </table:table-cell>
          <table:table-cell office:value-type="float" office:value="13295" calcext:value-type="float">
            <text:p>13295</text:p>
          </table:table-cell>
          <table:table-cell table:formula="of:=AVERAGE([.B2:.B41])" office:value-type="float" office:value="418345.3" calcext:value-type="float">
            <text:p>418.345</text:p>
          </table:table-cell>
          <table:table-cell table:formula="of:=AVERAGE([.C2:.C41])" office:value-type="float" office:value="10791.95" calcext:value-type="float">
            <text:p>10.7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7" calcext:value-type="float">
            <text:p>3847</text:p>
          </table:table-cell>
          <table:table-cell office:value-type="float" office:value="5971" calcext:value-type="float">
            <text:p>5971</text:p>
          </table:table-cell>
          <table:table-cell table:formula="of:=AVERAGE([.B2:.B42])" office:value-type="float" office:value="408235.585365854" calcext:value-type="float">
            <text:p>408.236</text:p>
          </table:table-cell>
          <table:table-cell table:formula="of:=AVERAGE([.C2:.C42])" office:value-type="float" office:value="10674.3658536585" calcext:value-type="float">
            <text:p>10.6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7806" calcext:value-type="float">
            <text:p>907806</text:p>
          </table:table-cell>
          <table:table-cell office:value-type="float" office:value="5618" calcext:value-type="float">
            <text:p>5618</text:p>
          </table:table-cell>
          <table:table-cell table:formula="of:=AVERAGE([.B2:.B43])" office:value-type="float" office:value="420130.119047619" calcext:value-type="float">
            <text:p>420.130</text:p>
          </table:table-cell>
          <table:table-cell table:formula="of:=AVERAGE([.C2:.C43])" office:value-type="float" office:value="10553.9761904762" calcext:value-type="float">
            <text:p>10.5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18" calcext:value-type="float">
            <text:p>4418</text:p>
          </table:table-cell>
          <table:table-cell office:value-type="float" office:value="11141" calcext:value-type="float">
            <text:p>11141</text:p>
          </table:table-cell>
          <table:table-cell table:formula="of:=AVERAGE([.B2:.B44])" office:value-type="float" office:value="410462.395348837" calcext:value-type="float">
            <text:p>410.462</text:p>
          </table:table-cell>
          <table:table-cell table:formula="of:=AVERAGE([.C2:.C44])" office:value-type="float" office:value="10567.6279069767" calcext:value-type="float">
            <text:p>10.5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55" calcext:value-type="float">
            <text:p>4255</text:p>
          </table:table-cell>
          <table:table-cell office:value-type="float" office:value="7142" calcext:value-type="float">
            <text:p>7142</text:p>
          </table:table-cell>
          <table:table-cell table:formula="of:=AVERAGE([.B2:.B45])" office:value-type="float" office:value="401230.409090909" calcext:value-type="float">
            <text:p>401.230</text:p>
          </table:table-cell>
          <table:table-cell table:formula="of:=AVERAGE([.C2:.C45])" office:value-type="float" office:value="10489.7727272727" calcext:value-type="float">
            <text:p>10.4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9800" calcext:value-type="float">
            <text:p>929800</text:p>
          </table:table-cell>
          <table:table-cell office:value-type="float" office:value="16720" calcext:value-type="float">
            <text:p>16720</text:p>
          </table:table-cell>
          <table:table-cell table:formula="of:=AVERAGE([.B2:.B46])" office:value-type="float" office:value="412976.4" calcext:value-type="float">
            <text:p>412.976</text:p>
          </table:table-cell>
          <table:table-cell table:formula="of:=AVERAGE([.C2:.C46])" office:value-type="float" office:value="10628.2222222222" calcext:value-type="float">
            <text:p>10.6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8128" calcext:value-type="float">
            <text:p>498128</text:p>
          </table:table-cell>
          <table:table-cell office:value-type="float" office:value="7349" calcext:value-type="float">
            <text:p>7349</text:p>
          </table:table-cell>
          <table:table-cell table:formula="of:=AVERAGE([.B2:.B47])" office:value-type="float" office:value="414827.52173913" calcext:value-type="float">
            <text:p>414.828</text:p>
          </table:table-cell>
          <table:table-cell table:formula="of:=AVERAGE([.C2:.C47])" office:value-type="float" office:value="10556.9347826087" calcext:value-type="float">
            <text:p>10.5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30" calcext:value-type="float">
            <text:p>3830</text:p>
          </table:table-cell>
          <table:table-cell office:value-type="float" office:value="10146" calcext:value-type="float">
            <text:p>10146</text:p>
          </table:table-cell>
          <table:table-cell table:formula="of:=AVERAGE([.B2:.B48])" office:value-type="float" office:value="406082.893617021" calcext:value-type="float">
            <text:p>406.083</text:p>
          </table:table-cell>
          <table:table-cell table:formula="of:=AVERAGE([.C2:.C48])" office:value-type="float" office:value="10548.1914893617" calcext:value-type="float">
            <text:p>10.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3019" calcext:value-type="float">
            <text:p>903019</text:p>
          </table:table-cell>
          <table:table-cell office:value-type="float" office:value="8866" calcext:value-type="float">
            <text:p>8866</text:p>
          </table:table-cell>
          <table:table-cell table:formula="of:=AVERAGE([.B2:.B49])" office:value-type="float" office:value="416435.729166667" calcext:value-type="float">
            <text:p>416.436</text:p>
          </table:table-cell>
          <table:table-cell table:formula="of:=AVERAGE([.C2:.C49])" office:value-type="float" office:value="10513.1458333333" calcext:value-type="float">
            <text:p>10.5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4590" calcext:value-type="float">
            <text:p>904590</text:p>
          </table:table-cell>
          <table:table-cell office:value-type="float" office:value="9130" calcext:value-type="float">
            <text:p>9130</text:p>
          </table:table-cell>
          <table:table-cell table:formula="of:=AVERAGE([.B2:.B50])" office:value-type="float" office:value="426398.06122449" calcext:value-type="float">
            <text:p>426.398</text:p>
          </table:table-cell>
          <table:table-cell table:formula="of:=AVERAGE([.C2:.C50])" office:value-type="float" office:value="10484.9183673469" calcext:value-type="float">
            <text:p>10.4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1" calcext:value-type="float">
            <text:p>2821</text:p>
          </table:table-cell>
          <table:table-cell office:value-type="float" office:value="12441" calcext:value-type="float">
            <text:p>12441</text:p>
          </table:table-cell>
          <table:table-cell table:formula="of:=AVERAGE([.B2:.B51])" office:value-type="float" office:value="417926.52" calcext:value-type="float">
            <text:p>417.927</text:p>
          </table:table-cell>
          <table:table-cell table:formula="of:=AVERAGE([.C2:.C51])" office:value-type="float" office:value="10524.04" calcext:value-type="float">
            <text:p>10.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52:53.802265988</dc:date>
    <meta:editing-duration>PT42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